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640F280F1B42422004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ash_20__28_Rounded_29_" svg:stroke-width="0.081cm" svg:stroke-color="#000000" draw:marker-start-width="0.321cm" draw:marker-end="Arrowheads_20_1" draw:marker-end-width="0.421cm" svg:stroke-linecap="round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16cm" svg:x="0.001cm" svg:y="0cm">
          <draw:image xlink:href="Pictures/10000001000007D000000640F280F1B42422004A.png" xlink:type="simple" xlink:show="embed" xlink:actuate="onLoad" draw:mime-type="image/png">
            <text:p/>
          </draw:image>
        </draw:frame>
        <draw:frame draw:style-name="gr2" draw:text-style-name="P2" draw:layer="layout" svg:width="1.425cm" svg:height="0.878cm" svg:x="13.775cm" svg:y="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1.51cm" svg:height="0.878cm" svg:x="16.59cm" svg:y="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14.5cm" svg:y1="8.1cm" svg:x2="14.5cm" svg:y2="15.1cm">
          <text:p/>
        </draw:line>
        <draw:line draw:style-name="gr3" draw:text-style-name="P1" draw:layer="layout" svg:x1="17.3cm" svg:y1="8.1cm" svg:x2="17.3cm" svg:y2="14.3cm">
          <text:p/>
        </draw:line>
        <draw:line draw:style-name="gr3" draw:text-style-name="P1" draw:layer="layout" svg:x1="7.9cm" svg:y1="8.1cm" svg:x2="7.9cm" svg:y2="12.9cm">
          <text:p/>
        </draw:line>
        <draw:frame draw:style-name="gr2" draw:text-style-name="P2" draw:layer="layout" svg:width="1.662cm" svg:height="0.878cm" svg:x="7.338cm" svg:y="7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7T21:41:27.391102782</dc:date>
    <meta:editing-duration>PT10M5S</meta:editing-duration>
    <meta:editing-cycles>3</meta:editing-cycles>
    <meta:generator>LibreOffice/7.3.4.2$Linux_X86_64 LibreOffice_project/3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style mathsize="20pt">
      <msub>
        <mi>U</mi>
        <mi mathvariant="italic">min</mi>
      </msub>
    </mstyle>
    <annotation encoding="StarMath 5.0">size 20 U_{ min }</annotation>
  </semantics>
</math>
</file>

<file path=Object 2/content.xml><?xml version="1.0" encoding="utf-8"?>
<math xmlns="http://www.w3.org/1998/Math/MathML" display="block">
  <semantics>
    <mstyle mathsize="20pt">
      <msub>
        <mi>U</mi>
        <mi mathvariant="italic">max</mi>
      </msub>
    </mstyle>
    <annotation encoding="StarMath 5.0">size 20 U_{ max }</annotation>
  </semantics>
</math>
</file>

<file path=Object 3/content.xml><?xml version="1.0" encoding="utf-8"?>
<math xmlns="http://www.w3.org/1998/Math/MathML" display="block">
  <semantics>
    <mstyle mathsize="20pt">
      <msub>
        <mi>U</mi>
        <mi mathvariant="italic">проб</mi>
      </msub>
    </mstyle>
    <annotation encoding="StarMath 5.0">size 20 U_{ проб }</annotation>
  </semantics>
</math>
</file>